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4.681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116dd" style:font-weight-asian="bold" style:font-weight-complex="bold"/>
    </style:style>
    <style:style style:name="P3" style:family="paragraph" style:parent-style-name="Standard">
      <style:text-properties officeooo:paragraph-rsid="002116dd"/>
    </style:style>
    <style:style style:name="P4" style:family="paragraph" style:parent-style-name="Standard">
      <style:text-properties officeooo:rsid="001f8991" officeooo:paragraph-rsid="001f8991"/>
    </style:style>
    <style:style style:name="P5" style:family="paragraph" style:parent-style-name="Standard">
      <style:text-properties fo:font-weight="bold" officeooo:rsid="00214420" officeooo:paragraph-rsid="00214420" style:font-weight-asian="bold" style:font-weight-complex="bold"/>
    </style:style>
    <style:style style:name="P6" style:family="paragraph" style:parent-style-name="Standard">
      <style:text-properties officeooo:rsid="00214420" officeooo:paragraph-rsid="00214420"/>
    </style:style>
    <style:style style:name="P7" style:family="paragraph" style:parent-style-name="Standard">
      <style:text-properties fo:font-weight="bold" officeooo:paragraph-rsid="00214420" style:font-weight-asian="bold" style:font-weight-complex="bold"/>
    </style:style>
    <style:style style:name="P8" style:family="paragraph" style:parent-style-name="Standard">
      <style:text-properties officeooo:paragraph-rsid="00214420"/>
    </style:style>
    <style:style style:name="P9" style:family="paragraph" style:parent-style-name="Standard">
      <style:text-properties fo:font-weight="bold" officeooo:rsid="0029e15f" officeooo:paragraph-rsid="0029e15f" style:font-weight-asian="bold" style:font-weight-complex="bold"/>
    </style:style>
    <style:style style:name="P10" style:family="paragraph" style:parent-style-name="Standard">
      <style:text-properties officeooo:rsid="0029e15f" officeooo:paragraph-rsid="0029e15f"/>
    </style:style>
    <style:style style:name="P11" style:family="paragraph" style:parent-style-name="Standard">
      <style:text-properties officeooo:rsid="002b8710" officeooo:paragraph-rsid="002b8710"/>
    </style:style>
    <style:style style:name="P12" style:family="paragraph" style:parent-style-name="Standard">
      <style:text-properties fo:font-weight="bold" officeooo:rsid="002b8710" officeooo:paragraph-rsid="002b8710" style:font-weight-asian="bold" style:font-weight-complex="bold"/>
    </style:style>
    <style:style style:name="P13" style:family="paragraph" style:parent-style-name="Standard">
      <style:text-properties officeooo:rsid="002d2c4a" officeooo:paragraph-rsid="002d2c4a"/>
    </style:style>
    <style:style style:name="P14" style:family="paragraph" style:parent-style-name="Standard">
      <style:text-properties fo:font-weight="bold" officeooo:rsid="002b8710" officeooo:paragraph-rsid="0049861d" style:font-weight-asian="bold" style:font-weight-complex="bold"/>
    </style:style>
    <style:style style:name="P15" style:family="paragraph" style:parent-style-name="Standard">
      <style:text-properties officeooo:rsid="002de5a4" officeooo:paragraph-rsid="002de5a4"/>
    </style:style>
    <style:style style:name="P16" style:family="paragraph" style:parent-style-name="Standard">
      <style:text-properties fo:font-weight="bold" officeooo:rsid="002fb9d3" officeooo:paragraph-rsid="002fb9d3" style:font-weight-asian="bold" style:font-weight-complex="bold"/>
    </style:style>
    <style:style style:name="P17" style:family="paragraph" style:parent-style-name="Standard">
      <style:text-properties officeooo:rsid="003a611d" officeooo:paragraph-rsid="003a611d"/>
    </style:style>
    <style:style style:name="P18" style:family="paragraph" style:parent-style-name="Standard">
      <style:text-properties officeooo:rsid="002fb9d3" officeooo:paragraph-rsid="002fb9d3"/>
    </style:style>
    <style:style style:name="P19" style:family="paragraph" style:parent-style-name="Standard">
      <style:text-properties fo:font-weight="bold" officeooo:rsid="00317c3d" officeooo:paragraph-rsid="00317c3d" style:font-weight-asian="bold" style:font-weight-complex="bold"/>
    </style:style>
    <style:style style:name="P20" style:family="paragraph" style:parent-style-name="Standard">
      <style:text-properties officeooo:rsid="00317c3d" officeooo:paragraph-rsid="00317c3d"/>
    </style:style>
    <style:style style:name="P21" style:family="paragraph" style:parent-style-name="Standard">
      <style:text-properties fo:font-weight="bold" officeooo:rsid="00324b66" officeooo:paragraph-rsid="00324b66" style:font-weight-asian="bold" style:font-weight-complex="bold"/>
    </style:style>
    <style:style style:name="P22" style:family="paragraph" style:parent-style-name="Standard">
      <style:text-properties officeooo:rsid="00324b66" officeooo:paragraph-rsid="00324b66"/>
    </style:style>
    <style:style style:name="P23" style:family="paragraph" style:parent-style-name="Standard">
      <style:text-properties fo:font-weight="bold" officeooo:rsid="0035d960" officeooo:paragraph-rsid="0035d960" style:font-weight-asian="bold" style:font-weight-complex="bold"/>
    </style:style>
    <style:style style:name="P24" style:family="paragraph" style:parent-style-name="Standard">
      <style:text-properties fo:font-weight="normal" officeooo:rsid="0049861d" officeooo:paragraph-rsid="0049861d" style:font-weight-asian="normal" style:font-weight-complex="normal"/>
    </style:style>
    <style:style style:name="P25" style:family="paragraph" style:parent-style-name="Standard">
      <style:text-properties fo:font-weight="bold" officeooo:rsid="0049861d" officeooo:paragraph-rsid="0049861d" style:font-weight-asian="bold" style:font-weight-complex="bold"/>
    </style:style>
    <style:style style:name="P26" style:family="paragraph" style:parent-style-name="Standard">
      <style:text-properties fo:font-weight="bold" officeooo:rsid="0035d960" officeooo:paragraph-rsid="003a611d" style:font-weight-asian="bold" style:font-weight-complex="bold"/>
    </style:style>
    <style:style style:name="P27" style:family="paragraph" style:parent-style-name="Standard">
      <style:text-properties officeooo:rsid="0035d960" officeooo:paragraph-rsid="003a611d"/>
    </style:style>
    <style:style style:name="P28" style:family="paragraph" style:parent-style-name="Standard">
      <style:text-properties officeooo:rsid="0035d960" officeooo:paragraph-rsid="0035d960"/>
    </style:style>
    <style:style style:name="P29" style:family="paragraph" style:parent-style-name="Standard">
      <style:text-properties officeooo:rsid="0036fea1" officeooo:paragraph-rsid="0036fea1"/>
    </style:style>
    <style:style style:name="P30" style:family="paragraph" style:parent-style-name="Standard">
      <style:text-properties officeooo:rsid="004d3642" officeooo:paragraph-rsid="004d3642"/>
    </style:style>
    <style:style style:name="P31" style:family="paragraph" style:parent-style-name="Standard">
      <style:text-properties officeooo:rsid="003e3fc6" officeooo:paragraph-rsid="00418b89"/>
    </style:style>
    <style:style style:name="P32" style:family="paragraph" style:parent-style-name="Standard">
      <style:text-properties officeooo:rsid="003fa1ff" officeooo:paragraph-rsid="004a27fd"/>
    </style:style>
    <style:style style:name="P33" style:family="paragraph" style:parent-style-name="Standard">
      <style:text-properties fo:font-weight="bold" officeooo:rsid="003868ee" officeooo:paragraph-rsid="003868ee" style:font-weight-asian="bold" style:font-weight-complex="bold"/>
    </style:style>
    <style:style style:name="P34" style:family="paragraph" style:parent-style-name="Standard">
      <style:text-properties officeooo:rsid="003868ee" officeooo:paragraph-rsid="003868ee"/>
    </style:style>
    <style:style style:name="P35" style:family="paragraph" style:parent-style-name="Standard">
      <style:text-properties officeooo:rsid="003c1fe0" officeooo:paragraph-rsid="003c1fe0"/>
    </style:style>
    <style:style style:name="P36" style:family="paragraph" style:parent-style-name="Standard">
      <style:text-properties fo:font-weight="bold" officeooo:rsid="003a611d" officeooo:paragraph-rsid="003a611d" style:font-weight-asian="bold" style:font-weight-complex="bold"/>
    </style:style>
    <style:style style:name="P37" style:family="paragraph" style:parent-style-name="Standard">
      <style:text-properties officeooo:rsid="003c9635" officeooo:paragraph-rsid="003c9635"/>
    </style:style>
    <style:style style:name="P38" style:family="paragraph" style:parent-style-name="Standard">
      <style:text-properties fo:font-weight="bold" officeooo:rsid="003e3fc6" officeooo:paragraph-rsid="003e3fc6" style:font-weight-asian="bold" style:font-weight-complex="bold"/>
    </style:style>
    <style:style style:name="P39" style:family="paragraph" style:parent-style-name="Standard">
      <style:text-properties officeooo:rsid="003e3fc6" officeooo:paragraph-rsid="003e3fc6"/>
    </style:style>
    <style:style style:name="P40" style:family="paragraph" style:parent-style-name="Standard">
      <style:text-properties officeooo:rsid="003fa1ff" officeooo:paragraph-rsid="003fa1ff"/>
    </style:style>
    <style:style style:name="P41" style:family="paragraph" style:parent-style-name="Standard">
      <style:text-properties fo:font-weight="bold" officeooo:rsid="0046bacc" officeooo:paragraph-rsid="0046bacc" style:font-weight-asian="bold" style:font-weight-complex="bold"/>
    </style:style>
    <style:style style:name="P42" style:family="paragraph" style:parent-style-name="Table_20_Contents">
      <style:paragraph-properties fo:text-align="center" style:justify-single-word="false"/>
      <style:text-properties officeooo:rsid="0046bacc" officeooo:paragraph-rsid="0046bacc"/>
    </style:style>
    <style:style style:name="P43" style:family="paragraph" style:parent-style-name="Table_20_Contents">
      <style:text-properties officeooo:rsid="0046bacc" officeooo:paragraph-rsid="0046bacc"/>
    </style:style>
    <style:style style:name="P44" style:family="paragraph" style:parent-style-name="Standard">
      <style:text-properties officeooo:rsid="0046bacc" officeooo:paragraph-rsid="0046bacc"/>
    </style:style>
    <style:style style:name="P45" style:family="paragraph" style:parent-style-name="Standard">
      <style:text-properties fo:font-weight="bold" officeooo:rsid="004806b8" officeooo:paragraph-rsid="004806b8" style:font-weight-asian="bold" style:font-weight-complex="bold"/>
    </style:style>
    <style:style style:name="P46" style:family="paragraph" style:parent-style-name="Standard">
      <style:text-properties officeooo:rsid="004806b8" officeooo:paragraph-rsid="004806b8"/>
    </style:style>
    <style:style style:name="P47" style:family="paragraph" style:parent-style-name="Standard">
      <style:text-properties fo:font-weight="bold" officeooo:rsid="004a27fd" officeooo:paragraph-rsid="004a27fd" style:font-weight-asian="bold" style:font-weight-complex="bold"/>
    </style:style>
    <style:style style:name="P48" style:family="paragraph" style:parent-style-name="Standard">
      <style:text-properties officeooo:rsid="004a27fd" officeooo:paragraph-rsid="004a27fd"/>
    </style:style>
    <style:style style:name="P49" style:family="paragraph" style:parent-style-name="Standard">
      <style:text-properties officeooo:rsid="0035d960" officeooo:paragraph-rsid="004a27fd"/>
    </style:style>
    <style:style style:name="P50" style:family="paragraph" style:parent-style-name="Standard">
      <style:text-properties officeooo:rsid="0036fea1" officeooo:paragraph-rsid="004a27fd"/>
    </style:style>
    <style:style style:name="P51" style:family="paragraph" style:parent-style-name="Standard">
      <style:text-properties officeooo:rsid="004a27fd" officeooo:paragraph-rsid="004ade45"/>
    </style:style>
    <style:style style:name="P52" style:family="paragraph" style:parent-style-name="Standard">
      <style:text-properties officeooo:rsid="003fa1ff" officeooo:paragraph-rsid="004ade45"/>
    </style:style>
    <style:style style:name="P53" style:family="paragraph" style:parent-style-name="Standard">
      <style:text-properties officeooo:rsid="004bb363" officeooo:paragraph-rsid="004bb363"/>
    </style:style>
    <style:style style:name="P54" style:family="paragraph" style:parent-style-name="Standard">
      <style:text-properties fo:font-weight="bold" officeooo:rsid="004ade45" officeooo:paragraph-rsid="004ade45" style:font-weight-asian="bold" style:font-weight-complex="bold"/>
    </style:style>
    <style:style style:name="P55" style:family="paragraph" style:parent-style-name="Standard">
      <style:text-properties officeooo:rsid="004ade45" officeooo:paragraph-rsid="004ade45"/>
    </style:style>
    <style:style style:name="P56" style:family="paragraph" style:parent-style-name="Standard">
      <style:text-properties fo:font-weight="bold" officeooo:rsid="004bb363" officeooo:paragraph-rsid="004bb363" style:font-weight-asian="bold" style:font-weight-complex="bold"/>
    </style:style>
    <style:style style:name="P57" style:family="paragraph" style:parent-style-name="Standard">
      <style:text-properties officeooo:rsid="004e2317" officeooo:paragraph-rsid="004e2317"/>
    </style:style>
    <style:style style:name="P58" style:family="paragraph" style:parent-style-name="Standard">
      <style:text-properties officeooo:rsid="004e2317" officeooo:paragraph-rsid="004ea4f9"/>
    </style:style>
    <style:style style:name="P59" style:family="paragraph" style:parent-style-name="Standard">
      <style:text-properties fo:font-weight="bold" officeooo:rsid="004d3642" officeooo:paragraph-rsid="004d3642" style:font-weight-asian="bold" style:font-weight-complex="bold"/>
    </style:style>
    <style:style style:name="P60" style:family="paragraph" style:parent-style-name="Standard">
      <style:text-properties officeooo:rsid="004a27fd" officeooo:paragraph-rsid="004d3642"/>
    </style:style>
    <style:style style:name="P61" style:family="paragraph" style:parent-style-name="Standard">
      <style:text-properties officeooo:rsid="0035d960" officeooo:paragraph-rsid="004d3642"/>
    </style:style>
    <style:style style:name="P62" style:family="paragraph" style:parent-style-name="Standard">
      <style:text-properties officeooo:rsid="0036fea1" officeooo:paragraph-rsid="004d3642"/>
    </style:style>
    <style:style style:name="P63" style:family="paragraph" style:parent-style-name="Standard">
      <style:text-properties officeooo:rsid="003e3fc6" officeooo:paragraph-rsid="004d3642"/>
    </style:style>
    <style:style style:name="P64" style:family="paragraph" style:parent-style-name="Standard">
      <style:text-properties officeooo:rsid="0058824e" officeooo:paragraph-rsid="0058824e"/>
    </style:style>
    <style:style style:name="P65" style:family="paragraph" style:parent-style-name="Standard">
      <style:text-properties fo:language="en" fo:country="US" officeooo:rsid="004e2317" officeooo:paragraph-rsid="004e2317"/>
    </style:style>
    <style:style style:name="P66" style:family="paragraph" style:parent-style-name="Standard">
      <style:text-properties fo:language="en" fo:country="IN" officeooo:rsid="004e2317" officeooo:paragraph-rsid="004e2317"/>
    </style:style>
    <style:style style:name="P67" style:family="paragraph" style:parent-style-name="Standard">
      <style:text-properties fo:language="en" fo:country="IN" fo:font-weight="bold" officeooo:rsid="004f20d9" officeooo:paragraph-rsid="004f20d9" style:font-weight-asian="bold" style:font-weight-complex="bold"/>
    </style:style>
    <style:style style:name="P68" style:family="paragraph" style:parent-style-name="Standard">
      <style:text-properties fo:language="en" fo:country="IN" officeooo:rsid="004f20d9" officeooo:paragraph-rsid="004f20d9"/>
    </style:style>
    <style:style style:name="P69" style:family="paragraph" style:parent-style-name="Standard">
      <style:text-properties fo:language="en" fo:country="US" officeooo:rsid="004f20d9" officeooo:paragraph-rsid="004f20d9"/>
    </style:style>
    <style:style style:name="P70" style:family="paragraph" style:parent-style-name="Standard">
      <style:text-properties fo:language="en" fo:country="IN" officeooo:rsid="004fe969" officeooo:paragraph-rsid="004fe969"/>
    </style:style>
    <style:style style:name="P71" style:family="paragraph" style:parent-style-name="Standard">
      <style:text-properties fo:language="en" fo:country="US" officeooo:rsid="004fe969" officeooo:paragraph-rsid="004fe969"/>
    </style:style>
    <style:style style:name="P72" style:family="paragraph" style:parent-style-name="Standard">
      <style:text-properties fo:language="en" fo:country="US" fo:font-weight="bold" officeooo:rsid="004fe969" officeooo:paragraph-rsid="004fe969" style:font-weight-asian="bold" style:font-weight-complex="bold"/>
    </style:style>
    <style:style style:name="P73" style:family="paragraph" style:parent-style-name="Standard">
      <style:text-properties fo:language="en" fo:country="IN" officeooo:rsid="0050980f" officeooo:paragraph-rsid="0050980f"/>
    </style:style>
    <style:style style:name="P74" style:family="paragraph" style:parent-style-name="Standard">
      <style:text-properties fo:language="en" fo:country="US" officeooo:rsid="0050980f" officeooo:paragraph-rsid="0050980f"/>
    </style:style>
    <style:style style:name="P75" style:family="paragraph" style:parent-style-name="Standard">
      <style:text-properties fo:language="en" fo:country="IN" fo:font-weight="bold" officeooo:rsid="0050980f" officeooo:paragraph-rsid="0050980f" style:font-weight-asian="bold" style:font-weight-complex="bold"/>
    </style:style>
    <style:style style:name="P76" style:family="paragraph" style:parent-style-name="Standard">
      <style:text-properties fo:language="en" fo:country="US" fo:font-weight="bold" officeooo:rsid="0050980f" officeooo:paragraph-rsid="0050e55f" style:font-weight-asian="bold" style:font-weight-complex="bold"/>
    </style:style>
    <style:style style:name="P77" style:family="paragraph" style:parent-style-name="Standard">
      <style:text-properties fo:language="en" fo:country="IN" officeooo:rsid="0050e55f" officeooo:paragraph-rsid="0050e55f"/>
    </style:style>
    <style:style style:name="P78" style:family="paragraph" style:parent-style-name="Standard">
      <style:text-properties fo:language="en" fo:country="IN" fo:font-weight="bold" officeooo:rsid="0055ca7f" officeooo:paragraph-rsid="0055ca7f" style:font-weight-asian="bold" style:font-weight-complex="bold"/>
    </style:style>
    <style:style style:name="P79" style:family="paragraph" style:parent-style-name="Standard">
      <style:text-properties fo:language="en" fo:country="IN" officeooo:rsid="0055ca7f" officeooo:paragraph-rsid="0055ca7f"/>
    </style:style>
    <style:style style:name="P80" style:family="paragraph" style:parent-style-name="Standard">
      <style:text-properties fo:language="en" fo:country="US" officeooo:rsid="0050e55f" officeooo:paragraph-rsid="0055ca7f"/>
    </style:style>
    <style:style style:name="P81" style:family="paragraph" style:parent-style-name="Standard">
      <style:text-properties fo:language="en" fo:country="US" officeooo:rsid="0055ca7f" officeooo:paragraph-rsid="0055ca7f"/>
    </style:style>
    <style:style style:name="P82" style:family="paragraph" style:parent-style-name="Standard">
      <style:text-properties fo:language="en" fo:country="IN" fo:font-weight="bold" officeooo:rsid="00599328" officeooo:paragraph-rsid="00599328" style:font-weight-asian="bold" style:font-weight-complex="bold"/>
    </style:style>
    <style:style style:name="P83" style:family="paragraph" style:parent-style-name="Standard">
      <style:text-properties fo:language="en" fo:country="IN" officeooo:rsid="00599328" officeooo:paragraph-rsid="00599328"/>
    </style:style>
    <style:style style:name="P84" style:family="paragraph" style:parent-style-name="Standard">
      <style:text-properties fo:language="en" fo:country="IN" officeooo:rsid="005a0eb5" officeooo:paragraph-rsid="005a0eb5"/>
    </style:style>
    <style:style style:name="P85" style:family="paragraph" style:parent-style-name="Standard">
      <style:text-properties fo:language="en" fo:country="IN" officeooo:rsid="00599328" officeooo:paragraph-rsid="005a0eb5"/>
    </style:style>
    <style:style style:name="P86" style:family="paragraph" style:parent-style-name="Standard">
      <style:text-properties fo:language="en" fo:country="IN" fo:font-weight="bold" officeooo:rsid="005a0eb5" officeooo:paragraph-rsid="005a0eb5" style:font-weight-asian="bold" style:font-weight-complex="bold"/>
    </style:style>
    <style:style style:name="P87" style:family="paragraph" style:parent-style-name="Standard">
      <style:text-properties fo:language="en" fo:country="IN" officeooo:rsid="005c0b28" officeooo:paragraph-rsid="005c0b28"/>
    </style:style>
    <style:style style:name="P88" style:family="paragraph" style:parent-style-name="Standard">
      <style:text-properties fo:language="en" fo:country="IN" fo:font-weight="bold" officeooo:rsid="005d1cfb" officeooo:paragraph-rsid="005d1cfb" style:font-weight-asian="bold" style:font-weight-complex="bold"/>
    </style:style>
    <style:style style:name="P89" style:family="paragraph" style:parent-style-name="Standard">
      <style:text-properties fo:language="en" fo:country="IN" officeooo:rsid="005d1cfb" officeooo:paragraph-rsid="005d1cfb"/>
    </style:style>
    <style:style style:name="P90" style:family="paragraph" style:parent-style-name="Standard">
      <style:text-properties fo:language="en" fo:country="IN" fo:font-weight="bold" officeooo:rsid="006061ca" officeooo:paragraph-rsid="006061ca" style:font-weight-asian="bold" style:font-weight-complex="bold"/>
    </style:style>
    <style:style style:name="P91" style:family="paragraph" style:parent-style-name="Standard">
      <style:text-properties fo:language="en" fo:country="IN" officeooo:rsid="005a0eb5" officeooo:paragraph-rsid="00639eba"/>
    </style:style>
    <style:style style:name="P92" style:family="paragraph" style:parent-style-name="Standard">
      <style:text-properties fo:language="en" fo:country="IN" officeooo:rsid="006061ca" officeooo:paragraph-rsid="006061ca"/>
    </style:style>
    <style:style style:name="P93" style:family="paragraph" style:parent-style-name="Standard">
      <style:text-properties fo:language="en" fo:country="IN" officeooo:rsid="005c0b28" officeooo:paragraph-rsid="006061ca"/>
    </style:style>
    <style:style style:name="P94" style:family="paragraph" style:parent-style-name="Standard">
      <style:text-properties fo:language="en" fo:country="IN" officeooo:rsid="0061029c" officeooo:paragraph-rsid="0061029c"/>
    </style:style>
    <style:style style:name="P95" style:family="paragraph" style:parent-style-name="Standard">
      <style:text-properties fo:language="en" fo:country="IN" fo:font-weight="bold" officeooo:rsid="0061f166" officeooo:paragraph-rsid="0061f166" style:font-weight-asian="bold" style:font-weight-complex="bold"/>
    </style:style>
    <style:style style:name="P96" style:family="paragraph" style:parent-style-name="Standard">
      <style:text-properties fo:language="en" fo:country="IN" officeooo:rsid="0061f166" officeooo:paragraph-rsid="0061f166"/>
    </style:style>
    <style:style style:name="P97" style:family="paragraph" style:parent-style-name="Standard">
      <style:text-properties fo:language="en" fo:country="IN" officeooo:rsid="0063050e" officeooo:paragraph-rsid="0063050e"/>
    </style:style>
    <style:style style:name="P98" style:family="paragraph" style:parent-style-name="Standard">
      <style:text-properties fo:language="en" fo:country="IN" officeooo:rsid="0063abe1" officeooo:paragraph-rsid="0063abe1"/>
    </style:style>
    <style:style style:name="P99" style:family="paragraph" style:parent-style-name="Standard">
      <style:text-properties fo:language="en" fo:country="IN" officeooo:rsid="0078f16c" officeooo:paragraph-rsid="0078f16c"/>
    </style:style>
    <style:style style:name="P100" style:family="paragraph" style:parent-style-name="Standard">
      <style:text-properties fo:language="en" fo:country="IN" fo:font-weight="bold" officeooo:rsid="0078f16c" officeooo:paragraph-rsid="0078f16c" style:font-weight-asian="bold" style:font-weight-complex="bold"/>
    </style:style>
    <style:style style:name="P101" style:family="paragraph" style:parent-style-name="Standard">
      <style:text-properties fo:language="en" fo:country="IN" officeooo:rsid="0078f16c" officeooo:paragraph-rsid="007a8b72"/>
    </style:style>
    <style:style style:name="P102" style:family="paragraph" style:parent-style-name="Standard">
      <style:text-properties fo:language="en" fo:country="IN" officeooo:rsid="007a8b72" officeooo:paragraph-rsid="007a8b72"/>
    </style:style>
    <style:style style:name="P103" style:family="paragraph" style:parent-style-name="Standard">
      <style:text-properties fo:language="en" fo:country="IN" officeooo:rsid="007bc4ef" officeooo:paragraph-rsid="007bc4ef"/>
    </style:style>
    <style:style style:name="P104" style:family="paragraph" style:parent-style-name="Standard">
      <style:text-properties fo:language="en" fo:country="IN" officeooo:rsid="007ca611" officeooo:paragraph-rsid="007ca611"/>
    </style:style>
    <style:style style:name="P105" style:family="paragraph" style:parent-style-name="Standard">
      <style:text-properties fo:language="en" fo:country="IN" officeooo:rsid="007dfe87" officeooo:paragraph-rsid="007dfe87"/>
    </style:style>
    <style:style style:name="P106" style:family="paragraph" style:parent-style-name="Standard">
      <style:text-properties fo:language="en" fo:country="IN" officeooo:rsid="00839fa3" officeooo:paragraph-rsid="00839fa3"/>
    </style:style>
    <style:style style:name="P107" style:family="paragraph" style:parent-style-name="Standard">
      <style:text-properties fo:language="en" fo:country="IN" officeooo:rsid="008735d7" officeooo:paragraph-rsid="008735d7"/>
    </style:style>
    <style:style style:name="P108" style:family="paragraph" style:parent-style-name="Standard">
      <style:text-properties fo:language="en" fo:country="IN" officeooo:rsid="00855f07" officeooo:paragraph-rsid="00855f07"/>
    </style:style>
    <style:style style:name="P109" style:family="paragraph" style:parent-style-name="Standard">
      <style:text-properties fo:language="en" fo:country="IN" officeooo:rsid="00862523" officeooo:paragraph-rsid="00862523"/>
    </style:style>
    <style:style style:name="P110" style:family="paragraph" style:parent-style-name="Standard">
      <style:text-properties fo:language="en" fo:country="IN" officeooo:rsid="0088a0ea" officeooo:paragraph-rsid="0088a0ea"/>
    </style:style>
    <style:style style:name="P111" style:family="paragraph" style:parent-style-name="Standard">
      <style:text-properties fo:language="en" fo:country="IN" fo:font-weight="bold" officeooo:rsid="0088a0ea" officeooo:paragraph-rsid="0088a0ea" style:font-weight-asian="bold" style:font-weight-complex="bold"/>
    </style:style>
    <style:style style:name="P112" style:family="paragraph" style:parent-style-name="Standard">
      <style:text-properties fo:language="en" fo:country="IN" officeooo:rsid="008b21cb" officeooo:paragraph-rsid="008b21cb"/>
    </style:style>
    <style:style style:name="P113" style:family="paragraph" style:parent-style-name="Standard">
      <style:text-properties fo:language="en" fo:country="IN" officeooo:rsid="0088a0ea" officeooo:paragraph-rsid="008b21cb"/>
    </style:style>
    <style:style style:name="P114" style:family="paragraph" style:parent-style-name="Standard">
      <style:text-properties fo:language="en" fo:country="IN" officeooo:rsid="008bb180" officeooo:paragraph-rsid="008bb180"/>
    </style:style>
    <style:style style:name="P115" style:family="paragraph" style:parent-style-name="Standard">
      <style:text-properties fo:language="en" fo:country="IN" officeooo:rsid="008bf70b" officeooo:paragraph-rsid="008bf70b"/>
    </style:style>
    <style:style style:name="P116" style:family="paragraph" style:parent-style-name="Standard">
      <style:text-properties fo:language="en" fo:country="IN" officeooo:rsid="008bb180" officeooo:paragraph-rsid="008bf70b"/>
    </style:style>
    <style:style style:name="P117" style:family="paragraph" style:parent-style-name="Standard">
      <style:text-properties fo:language="en" fo:country="IN" officeooo:rsid="008bf70b" officeooo:paragraph-rsid="008dce6e"/>
    </style:style>
    <style:style style:name="P118" style:family="paragraph" style:parent-style-name="Standard">
      <style:text-properties fo:language="en" fo:country="IN" officeooo:rsid="008dce6e" officeooo:paragraph-rsid="008dce6e"/>
    </style:style>
    <style:style style:name="P119" style:family="paragraph" style:parent-style-name="Standard">
      <style:text-properties fo:language="en" fo:country="IN" officeooo:rsid="008bb180" officeooo:paragraph-rsid="008dce6e"/>
    </style:style>
    <style:style style:name="P120" style:family="paragraph" style:parent-style-name="Standard">
      <style:text-properties fo:language="en" fo:country="IN" officeooo:rsid="00913f56" officeooo:paragraph-rsid="00913f56"/>
    </style:style>
    <style:style style:name="P121" style:family="paragraph" style:parent-style-name="Standard">
      <style:text-properties fo:language="en" fo:country="IN" officeooo:rsid="00914c25" officeooo:paragraph-rsid="00914c25"/>
    </style:style>
    <style:style style:name="P122" style:family="paragraph" style:parent-style-name="Standard">
      <style:text-properties fo:language="en" fo:country="IN" officeooo:rsid="0092a46d" officeooo:paragraph-rsid="0092a46d"/>
    </style:style>
    <style:style style:name="P123" style:family="paragraph" style:parent-style-name="Standard">
      <style:text-properties fo:language="en" fo:country="IN" fo:font-weight="bold" officeooo:rsid="009476a2" officeooo:paragraph-rsid="009476a2" style:font-weight-asian="bold" style:font-weight-complex="bold"/>
    </style:style>
    <style:style style:name="P124" style:family="paragraph" style:parent-style-name="Standard">
      <style:text-properties fo:language="en" fo:country="IN" officeooo:rsid="009476a2" officeooo:paragraph-rsid="009476a2"/>
    </style:style>
    <style:style style:name="P125" style:family="paragraph" style:parent-style-name="Standard">
      <style:text-properties fo:language="en" fo:country="IN" officeooo:rsid="00977c60" officeooo:paragraph-rsid="00977c60"/>
    </style:style>
    <style:style style:name="P126" style:family="paragraph" style:parent-style-name="Standard">
      <style:text-properties fo:language="en" fo:country="IN" officeooo:rsid="0095d1dc" officeooo:paragraph-rsid="0095d1dc"/>
    </style:style>
    <style:style style:name="P127" style:family="paragraph" style:parent-style-name="Standard">
      <style:text-properties officeooo:paragraph-rsid="00977c60"/>
    </style:style>
    <style:style style:name="P128" style:family="paragraph" style:parent-style-name="Standard">
      <style:text-properties officeooo:rsid="00977c60" officeooo:paragraph-rsid="00977c60"/>
    </style:style>
    <style:style style:name="T1" style:family="text">
      <style:text-properties officeooo:rsid="001f8991"/>
    </style:style>
    <style:style style:name="T2" style:family="text">
      <style:text-properties officeooo:rsid="00214420"/>
    </style:style>
    <style:style style:name="T3" style:family="text">
      <style:text-properties officeooo:rsid="0027c86f"/>
    </style:style>
    <style:style style:name="T4" style:family="text">
      <style:text-properties officeooo:rsid="0029e15f"/>
    </style:style>
    <style:style style:name="T5" style:family="text">
      <style:text-properties officeooo:rsid="002d2c4a"/>
    </style:style>
    <style:style style:name="T6" style:family="text">
      <style:text-properties officeooo:rsid="00334f26"/>
    </style:style>
    <style:style style:name="T7" style:family="text">
      <style:text-properties officeooo:rsid="00324b66"/>
    </style:style>
    <style:style style:name="T8" style:family="text">
      <style:text-properties officeooo:rsid="0034bb27"/>
    </style:style>
    <style:style style:name="T9" style:family="text">
      <style:text-properties officeooo:rsid="0032fdd1"/>
    </style:style>
    <style:style style:name="T10" style:family="text">
      <style:text-properties officeooo:rsid="00418b89"/>
    </style:style>
    <style:style style:name="T11" style:family="text">
      <style:text-properties officeooo:rsid="003c1fe0"/>
    </style:style>
    <style:style style:name="T12" style:family="text">
      <style:text-properties officeooo:rsid="0042a8fb"/>
    </style:style>
    <style:style style:name="T13" style:family="text">
      <style:text-properties officeooo:rsid="004c2ffd"/>
    </style:style>
    <style:style style:name="T14" style:family="text">
      <style:text-properties officeooo:rsid="003e3fc6"/>
    </style:style>
    <style:style style:name="T15" style:family="text">
      <style:text-properties officeooo:rsid="003fa1ff"/>
    </style:style>
    <style:style style:name="T16" style:family="text">
      <style:text-properties officeooo:rsid="004a27fd"/>
    </style:style>
    <style:style style:name="T17" style:family="text">
      <style:text-properties officeooo:rsid="004ade45"/>
    </style:style>
    <style:style style:name="T18" style:family="text">
      <style:text-properties officeooo:rsid="0058824e"/>
    </style:style>
    <style:style style:name="T19" style:family="text">
      <style:text-properties officeooo:rsid="004ea4f9"/>
    </style:style>
    <style:style style:name="T20" style:family="text">
      <style:text-properties officeooo:rsid="004d3642"/>
    </style:style>
    <style:style style:name="T21" style:family="text">
      <style:text-properties fo:language="en" fo:country="IN"/>
    </style:style>
    <style:style style:name="T22" style:family="text">
      <style:text-properties fo:language="en" fo:country="IN" officeooo:rsid="0050980f"/>
    </style:style>
    <style:style style:name="T23" style:family="text">
      <style:text-properties fo:language="en" fo:country="IN" officeooo:rsid="0050e55f"/>
    </style:style>
    <style:style style:name="T24" style:family="text">
      <style:text-properties officeooo:rsid="005c58ec"/>
    </style:style>
    <style:style style:name="T25" style:family="text">
      <style:text-properties officeooo:rsid="00639eba"/>
    </style:style>
    <style:style style:name="T26" style:family="text">
      <style:text-properties officeooo:rsid="0061029c"/>
    </style:style>
    <style:style style:name="T27" style:family="text">
      <style:text-properties officeooo:rsid="0063050e"/>
    </style:style>
    <style:style style:name="T28" style:family="text">
      <style:text-properties officeooo:rsid="007a8b72"/>
    </style:style>
    <style:style style:name="T29" style:family="text">
      <style:text-properties officeooo:rsid="007dfe87"/>
    </style:style>
    <style:style style:name="T30" style:family="text">
      <style:text-properties officeooo:rsid="0081de68"/>
    </style:style>
    <style:style style:name="T31" style:family="text">
      <style:text-properties officeooo:rsid="0084408d"/>
    </style:style>
    <style:style style:name="T32" style:family="text">
      <style:text-properties officeooo:rsid="0088a0ea"/>
    </style:style>
    <style:style style:name="T33" style:family="text">
      <style:text-properties officeooo:rsid="008b21cb"/>
    </style:style>
    <style:style style:name="T34" style:family="text">
      <style:text-properties officeooo:rsid="00913f56"/>
    </style:style>
    <style:style style:name="T35" style:family="text">
      <style:text-properties officeooo:rsid="008dce6e"/>
    </style:style>
    <style:style style:name="T36" style:family="text">
      <style:text-properties officeooo:rsid="0095d1dc"/>
    </style:style>
    <style:style style:name="T37" style:family="text">
      <style:text-properties fo:language="en" fo:country="IN" officeooo:rsid="00977c60"/>
    </style:style>
    <style:style style:name="T38" style:family="text">
      <style:text-properties officeooo:rsid="00977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ction Framework:</text:p>
      <text:p text:style-name="Standard">It defines several classes and interfaces used to represent a group of individual objects as a single entity.</text:p>
      <text:p text:style-name="Standard"/>
      <text:p text:style-name="P2">Collection (I):</text:p>
      <text:p text:style-name="P3">It is an interface used to represent a group of individual objects as a single entity.</text:p>
      <text:p text:style-name="Standard"/>
      <text:p text:style-name="P1">Collections <text:span text:style-name="T1">(C):</text:span></text:p>
      <text:p text:style-name="P4">It is a utility class present in java.util package which defines several utility methods (Sorting, Searching...) for Collection objects.</text:p>
      <text:p text:style-name="P4"/>
      <text:p text:style-name="P5">9 Key interfaces of Collection Framework:</text:p>
      <text:p text:style-name="P6"/>
      <text:p text:style-name="P7"><text:span text:style-name="T2">1. </text:span>Collection (I):</text:p>
      <text:p text:style-name="P8">It is an interface used to represent a group of individual objects as a single entity.</text:p>
      <text:p text:style-name="P6">It defines most common methods which are applicable for any collection object.</text:p>
      <text:p text:style-name="P6">In general Collection interface is considered as root interface of collection framework.</text:p>
      <text:p text:style-name="P6">There is no concrete class which implements Collection interface directly.</text:p>
      <text:p text:style-name="P6"/>
      <text:p text:style-name="P5">Collection <text:span text:style-name="T3">(I)</text:span> interface methods:</text:p>
      <text:p text:style-name="P5"/>
      <text:p text:style-name="P5">add(Object o)</text:p>
      <text:p text:style-name="P6">Add an object to the Collection.</text:p>
      <text:p text:style-name="P6"/>
      <text:p text:style-name="P5">addAll(Collection c)</text:p>
      <text:p text:style-name="P6">Add a Collection to the existing Collection <text:span text:style-name="T4">object.</text:span></text:p>
      <text:p text:style-name="P6"/>
      <text:p text:style-name="P9">remove(Object o)</text:p>
      <text:p text:style-name="P10">Remove an object from the Collection.</text:p>
      <text:p text:style-name="P10"/>
      <text:p text:style-name="P9">removeAll(Collection c)</text:p>
      <text:p text:style-name="P10">Remove a group of objects(Collection) from the Collection object.</text:p>
      <text:p text:style-name="P10"/>
      <text:p text:style-name="P9">clear()</text:p>
      <text:p text:style-name="P10">Remove all objects from the Collection.</text:p>
      <text:p text:style-name="P10"/>
      <text:p text:style-name="P9">retainAll(Collection c)</text:p>
      <text:p text:style-name="P10">Remove all the objects except the Collection c.</text:p>
      <text:p text:style-name="P10"/>
      <text:p text:style-name="P9">isEmpty()</text:p>
      <text:p text:style-name="P10">To check if the Collection is empty or not.</text:p>
      <text:p text:style-name="P10"/>
      <text:p text:style-name="P9">size()</text:p>
      <text:p text:style-name="P10">To get the size of the Collection object.</text:p>
      <text:p text:style-name="P10"/>
      <text:p text:style-name="P9">contains(Object o)</text:p>
      <text:p text:style-name="P10">Check if an object is present in the Collections</text:p>
      <text:p text:style-name="P10"/>
      <text:p text:style-name="P9">containsAll(Collection c)</text:p>
      <text:p text:style-name="P11">Check if the group of objects<text:span text:style-name="T4">(Collection</text:span>) are present in the Collection or not.</text:p>
      <text:p text:style-name="P11"/>
      <text:p text:style-name="P12">toArray()</text:p>
      <text:p text:style-name="P11"><text:soft-page-break/>Convert a Collection c to an Array. Return type of this method is Object.</text:p>
      <text:p text:style-name="P13">Object[] toArray()</text:p>
      <text:p text:style-name="P11">Object[] obj = c.toArray();</text:p>
      <text:p text:style-name="P11"/>
      <text:p text:style-name="P14"><text:span text:style-name="T5">Iterator </text:span>iterator()</text:p>
      <text:p text:style-name="P11">To get the objects one by one. Return type of this method is iterator.</text:p>
      <text:p text:style-name="P13"/>
      <text:p text:style-name="P15">Note: Collection interface doesn’t contain any method to retrieve objects.</text:p>
      <text:p text:style-name="P15"/>
      <text:p text:style-name="P16">2. List (I):</text:p>
      <text:p text:style-name="P17">It is the child interface of Collection interface.</text:p>
      <text:p text:style-name="P18">To represent a group of individual objects where duplicates are allowed and Insertion order is preserved.</text:p>
      <text:p text:style-name="P18">We can differentiate duplicates by using index.</text:p>
      <text:p text:style-name="P18">We can preserve insertion order by using index. Index plays an important role in List interface.</text:p>
      <text:p text:style-name="P18"/>
      <text:p text:style-name="P16">List interface methods:</text:p>
      <text:p text:style-name="P16"/>
      <text:p text:style-name="P16"><text:span text:style-name="T6">void </text:span>add(int index, Object o)</text:p>
      <text:p text:style-name="P18">Add the object at a specified index.</text:p>
      <text:p text:style-name="P18"/>
      <text:p text:style-name="P16"><text:span text:style-name="T6">boolean </text:span>addAll(int index, Collection c)</text:p>
      <text:p text:style-name="P18">Add a group of objects(Collection) at a specified index</text:p>
      <text:p text:style-name="P18"/>
      <text:p text:style-name="P19"><text:span text:style-name="T6">Object </text:span>remove(int index)</text:p>
      <text:p text:style-name="P20">Remove object at a specified index</text:p>
      <text:p text:style-name="P20"/>
      <text:p text:style-name="P19"><text:span text:style-name="T6">int </text:span>indexOf(Object o)</text:p>
      <text:p text:style-name="P20">It return <text:span text:style-name="T7">index of </text:span>first occurrence of object <text:span text:style-name="T7">o in the Collection</text:span>.</text:p>
      <text:p text:style-name="P20"/>
      <text:p text:style-name="P19"><text:span text:style-name="T6">int </text:span>lastIndexOf(Object o)</text:p>
      <text:p text:style-name="P20"><text:span text:style-name="T7">It returns index of l</text:span>ast occurrence of<text:span text:style-name="T7"> </text:span>object <text:span text:style-name="T7">o </text:span>in the Collection.</text:p>
      <text:p text:style-name="P20"/>
      <text:p text:style-name="P19"><text:span text:style-name="T8">Object </text:span>get(int index)</text:p>
      <text:p text:style-name="P20"><text:span text:style-name="T7">It returns</text:span> the object at the specified index.</text:p>
      <text:p text:style-name="P20"/>
      <text:p text:style-name="P21"><text:span text:style-name="T8">Object </text:span>set(int index, Object o)</text:p>
      <text:p text:style-name="P22">Replace the <text:span text:style-name="T9">old </text:span>object at the specified index <text:span text:style-name="T9">with new object</text:span>. <text:span text:style-name="T8">It returns old object.</text:span></text:p>
      <text:p text:style-name="P22"/>
      <text:p text:style-name="P21">ListIterator listIterator()</text:p>
      <text:p text:style-name="P22">Returns the objects one by one from a List.</text:p>
      <text:p text:style-name="P22"/>
      <text:p text:style-name="P23">Implementation classes of List (I):</text:p>
      <text:p text:style-name="P24">1. ArrayList</text:p>
      <text:p text:style-name="P24">2. LinkedList</text:p>
      <text:p text:style-name="P24">3. Vector</text:p>
      <text:p text:style-name="P24">4. Stack</text:p>
      <text:p text:style-name="P25"/>
      <text:p text:style-name="P26">1. ArrayList (C):</text:p>
      <text:p text:style-name="P27">Underlying data structure for ArrayList is resizeable array or growable array.</text:p>
      <text:p text:style-name="P28">Duplicates are allowed.</text:p>
      <text:p text:style-name="P28">Insertion order is preserved.</text:p>
      <text:p text:style-name="P28"><text:soft-page-break/>Heterogeneous objects are allowed.</text:p>
      <text:p text:style-name="P29">Null insertion is possible.</text:p>
      <text:p text:style-name="P30">Implements Serializable and Cloneable interfaces.</text:p>
      <text:p text:style-name="P31">If our frequent operation is retrieval operation then ArrayList is the best choice <text:span text:style-name="T10">because it implements RandomAccess interface.</text:span></text:p>
      <text:p text:style-name="P32">ArrayList is the worst choice if our frequent operation is insertion or deletion in the middle, because several shift operations are required.</text:p>
      <text:p text:style-name="P29"/>
      <text:p text:style-name="P33">Constructors in ArrayList class:</text:p>
      <text:p text:style-name="P33"/>
      <text:p text:style-name="P33">1. ArrayList l = new ArrayList();</text:p>
      <text:p text:style-name="P34">Creates an empty array list object with default initial capacity 10. Once array list reaches its maximum capacity a new array list will be created with new capacity = (currentCapacity*3/2)+1.</text:p>
      <text:p text:style-name="P35">All the contents of the old ArrayList are copied to the new ArrayList. Old ArrayList is eligible for garbage collection. Performance will be impacted due to this.</text:p>
      <text:p text:style-name="P34"/>
      <text:p text:style-name="P36">2. ArrayList l = new ArrayList(int initialCapacity);</text:p>
      <text:p text:style-name="P17">Creates an empty array list with specified capacity, <text:span text:style-name="T11">if we already know the size in advance we can create an array list using this constructor</text:span>. Performance of the system will be improved <text:span text:style-name="T11">by this</text:span>.</text:p>
      <text:p text:style-name="P17"/>
      <text:p text:style-name="P36">3. ArrayList l = new ArrayList(Collection c);</text:p>
      <text:p text:style-name="P17">Create an equivalent ArrayList object for any Collection object (LinkedList, Vector, TreeSet.....).</text:p>
      <text:p text:style-name="P17"/>
      <text:p text:style-name="P37">Note: We can use collections to hold and transfer objects from one place to another, to provide support for this requirement every Collection already implements Serializable interface and after it has reached its destination the user will clone the Collection using Cloneable interface.</text:p>
      <text:p text:style-name="P37"/>
      <text:p text:style-name="P38">RandomAccess (I) interface:</text:p>
      <text:p text:style-name="P37">Only ArrayList and Vector classes implement RandomAccess (I) interface. Any random element can be accessed with the same speed.</text:p>
      <text:p text:style-name="P39">It is present in java.util package. It has no methods. It is a marker interface.</text:p>
      <text:p text:style-name="P39">If our frequent operation is retrieval operation then ArrayList or Vector are the best choice <text:span text:style-name="T10">because th</text:span><text:span text:style-name="T12">e</text:span><text:span text:style-name="T10">y implement RandomAccess interface.</text:span></text:p>
      <text:p text:style-name="P40"/>
      <text:p text:style-name="P41">Differences between ArrayList and Vector:</text:p>
      <table:table table:name="Table1" table:style-name="Table1">
        <table:table-column table:style-name="Table1.A"/>
        <table:table-column table:style-name="Table1.B"/>
        <table:table-row>
          <table:table-cell table:style-name="Table1.A1" office:value-type="string">
            <text:p text:style-name="P42">ArrayList</text:p>
          </table:table-cell>
          <table:table-cell table:style-name="Table1.B1" office:value-type="string">
            <text:p text:style-name="P42">Vector</text:p>
          </table:table-cell>
        </table:table-row>
        <table:table-row table:style-name="Table1.2">
          <table:table-cell table:style-name="Table1.A2" office:value-type="string">
            <text:p text:style-name="P43">1. Every method in ArrayList is Non-Synchronized</text:p>
            <text:p text:style-name="P43"/>
            <text:p text:style-name="P43">2. As multiple threads are allowed to access on ArrayList, so it is not thread safe</text:p>
            <text:p text:style-name="P43"/>
            <text:p text:style-name="P43">3. Performance of system is relatively high</text:p>
            <text:p text:style-name="P43"/>
            <text:p text:style-name="P43">4. It is non legacy (1.2 version)</text:p>
          </table:table-cell>
          <table:table-cell table:style-name="Table1.B2" office:value-type="string">
            <text:p text:style-name="P43">1. Most of the methods in Vector are Synchronized</text:p>
            <text:p text:style-name="P43"/>
            <text:p text:style-name="P43">2. Only one thread is allowed to access at a time, so it is thread safe</text:p>
            <text:p text:style-name="P43"/>
            <text:p text:style-name="P43">3. Performance of system is relatively low</text:p>
            <text:p text:style-name="P43"/>
            <text:p text:style-name="P43">4. It is a legacy class (1.0 version)</text:p>
          </table:table-cell>
        </table:table-row>
      </table:table>
      <text:p text:style-name="P44"/>
      <text:p text:style-name="P45">How to get synchronized version of ArrayList:</text:p>
      <text:p text:style-name="P46">public static List synchronizedList(List l)</text:p>
      <text:p text:style-name="P46"/>
      <text:p text:style-name="P46">ArrayList l1 = new ArrayList(); // Non-Synchronized</text:p>
      <text:p text:style-name="P46">List l = Collections. synchronizedList(l1) // Synchronized List</text:p>
      <text:p text:style-name="P46"><text:soft-page-break/></text:p>
      <text:p text:style-name="P46">Note: We can also get synchronized version of Set and Map interfaces as well,</text:p>
      <text:p text:style-name="P46">public static Set synchronizedList(Set s)</text:p>
      <text:p text:style-name="P46">public static Map synchronizedList(Map m)</text:p>
      <text:p text:style-name="P46"/>
      <text:p text:style-name="P47">2. LinkedList (C):</text:p>
      <text:p text:style-name="P48">Underlying data structure is doubl<text:span text:style-name="T13">e</text:span> linked list.</text:p>
      <text:p text:style-name="P48">Duplicates are allowed.</text:p>
      <text:p text:style-name="P48">Insertion order is preserved.</text:p>
      <text:p text:style-name="P49">Heterogeneous objects are allowed.</text:p>
      <text:p text:style-name="P50">Null insertion is possible.</text:p>
      <text:p text:style-name="P30">Implements Serializable and Cloneable interfaces.</text:p>
      <text:p text:style-name="P51">If our frequent operation is insertion and deletion <text:span text:style-name="T14">operation</text:span><text:span text:style-name="T15"> </text:span>then LinkedList is best choice.</text:p>
      <text:p text:style-name="P52"><text:span text:style-name="T16">LinkedList</text:span> is the worst choice if our frequent operation is <text:span text:style-name="T14">retrieval </text:span><text:span text:style-name="T17">operation.</text:span></text:p>
      <text:p text:style-name="P53">There is no reserving capacity or initial capacity for creating a linked list. Create a node and attach.</text:p>
      <text:p text:style-name="P52"/>
      <text:p text:style-name="P54">Constructors in LinkedList <text:span text:style-name="T18">class</text:span>:</text:p>
      <text:p text:style-name="P55"/>
      <text:p text:style-name="P54">1. LinkedList l = new LinkedList();</text:p>
      <text:p text:style-name="P53">Creates an empty linked list object.</text:p>
      <text:p text:style-name="P53"/>
      <text:p text:style-name="P56">2. LinkedList l = new LinkedList(Collection c);</text:p>
      <text:p text:style-name="P53">Creates an equivalent LinkedList object for the given Collection.</text:p>
      <text:p text:style-name="P53"/>
      <text:p text:style-name="P55">We can use LinkedList to implement stacks and queues. For this requirement LinkedList class defines some methods,</text:p>
      <text:p text:style-name="P55"/>
      <text:p text:style-name="P54">void addFirst(Object o)</text:p>
      <text:p text:style-name="P57">Adds the object at the beginning of the LinkedList</text:p>
      <text:p text:style-name="P57"><text:s/></text:p>
      <text:p text:style-name="P54">void addLast(Object o)</text:p>
      <text:p text:style-name="P57">Adds the object at the last position in the LinkedList</text:p>
      <text:p text:style-name="P57"/>
      <text:p text:style-name="P54">Object getFirst()</text:p>
      <text:p text:style-name="P57">Returns the object at the beginning of the LinkedList</text:p>
      <text:p text:style-name="P57"/>
      <text:p text:style-name="P54">Object getLast()</text:p>
      <text:p text:style-name="P57">Returns the object <text:span text:style-name="T19">present </text:span>at the last position of the LinkedList</text:p>
      <text:p text:style-name="P57"/>
      <text:p text:style-name="P54">Object removeFirst()</text:p>
      <text:p text:style-name="P58"><text:span text:style-name="T19">Removes</text:span> the object at the <text:span text:style-name="T19">first</text:span> position of the LinkedList</text:p>
      <text:p text:style-name="P57"/>
      <text:p text:style-name="P54">Object removeLast()</text:p>
      <text:p text:style-name="P58"><text:span text:style-name="T19">Removes</text:span> the object <text:span text:style-name="T19">present </text:span>at the <text:span text:style-name="T19">last</text:span> position of the LinkedList</text:p>
      <text:p text:style-name="P58"/>
      <text:p text:style-name="P59">3. Vector (C):</text:p>
      <text:p text:style-name="P30">Underlying data structure resizeable or growable array.</text:p>
      <text:p text:style-name="P60">Duplicates are allowed.</text:p>
      <text:p text:style-name="P60">Insertion order is preserved.</text:p>
      <text:p text:style-name="P61">Heterogeneous objects are allowed.</text:p>
      <text:p text:style-name="P62">Null insertion is possible.</text:p>
      <text:p text:style-name="P30">Implements Serializable and Cloneable interfaces.</text:p>
      <text:p text:style-name="P63"><text:soft-page-break/>If our frequent operation is retrieval operation then <text:span text:style-name="T20">Vector</text:span> is the best choice <text:span text:style-name="T10">because it implements RandomAccess interface.</text:span></text:p>
      <text:p text:style-name="P30">Vector is Synchronized, hence it is thread safe</text:p>
      <text:p text:style-name="P30"/>
      <text:p text:style-name="P59">Vector class methods:</text:p>
      <text:p text:style-name="P57">add(Object o)</text:p>
      <text:p text:style-name="P57">add(int index, Object o)</text:p>
      <text:p text:style-name="P57">addElement(Object o)</text:p>
      <text:p text:style-name="P64">Adds the object to Vector object</text:p>
      <text:p text:style-name="P57">removeElement(Object o)</text:p>
      <text:p text:style-name="P65">removeElementAt(int index)</text:p>
      <text:p text:style-name="P65">removeAllElements()</text:p>
      <text:p text:style-name="P65">Object get(<text:span text:style-name="T21">int index)</text:span></text:p>
      <text:p text:style-name="P66">Object elementAt(int index)</text:p>
      <text:p text:style-name="P66">Object firstElement()</text:p>
      <text:p text:style-name="P66">Object lastElement()</text:p>
      <text:p text:style-name="P65"><text:span text:style-name="T21"/></text:p>
      <text:p text:style-name="P67">int size()</text:p>
      <text:p text:style-name="P68">Objects present in the Vector</text:p>
      <text:p text:style-name="P69"><text:span text:style-name="T21"/></text:p>
      <text:p text:style-name="P67">int capacity()</text:p>
      <text:p text:style-name="P68">Total number of objects a vector can accommodate</text:p>
      <text:p text:style-name="P69"><text:span text:style-name="T21"/></text:p>
      <text:p text:style-name="P67">Enumeration elements()</text:p>
      <text:p text:style-name="P68">Get elements from vector one by one</text:p>
      <text:p text:style-name="P65"><text:span text:style-name="T21"/></text:p>
      <text:p text:style-name="P70">Constructors in Vector class:</text:p>
      <text:p text:style-name="P71"><text:span text:style-name="T21"/></text:p>
      <text:p text:style-name="P72"><text:span text:style-name="T21">1. </text:span><text:span text:style-name="T22">Vector v = new Vector();</text:span></text:p>
      <text:p text:style-name="P73">Creates an empty Vector object with default capacity 10. Once Vector reaches its maximum capacity a new Vector object will be created with new capacity = 2*currentCapacity.</text:p>
      <text:p text:style-name="P74"><text:span text:style-name="T21"/></text:p>
      <text:p text:style-name="P75">2. Vector v new Vector(int initialCapacity);</text:p>
      <text:p text:style-name="P73">Creates an empty Vector object with specified initial capacity</text:p>
      <text:p text:style-name="P74"><text:span text:style-name="T21"/></text:p>
      <text:p text:style-name="P75">3. Vector v = new Vector(int initialCapacity, int incrementalCapacity);</text:p>
      <text:p text:style-name="P73">Creates an empty Vector object with specified initial capacity and once Vector reaches its maximum capacity a new Vector object will be created with specified incremental capacity.</text:p>
      <text:p text:style-name="P74"><text:span text:style-name="T21"/></text:p>
      <text:p text:style-name="P76"><text:span text:style-name="T21">4. Vector v = new Vector(</text:span><text:span text:style-name="T23">Collection c</text:span><text:span text:style-name="T21">);</text:span></text:p>
      <text:p text:style-name="P77">Creates an equivalent Vector object for the given Collection.</text:p>
      <text:p text:style-name="P77"/>
      <text:p text:style-name="P78">4. Stack (C):</text:p>
      <text:p text:style-name="P79">Stack is the child class of Vector class</text:p>
      <text:p text:style-name="P79">It is a specially designed class for LIFO order</text:p>
      <text:p text:style-name="P79"/>
      <text:p text:style-name="P78">Constructors in Stack class:</text:p>
      <text:p text:style-name="P79"/>
      <text:p text:style-name="P78">1. Stack s = new Stack();</text:p>
      <text:p text:style-name="P79">Creates an empty Stack object.</text:p>
      <text:p text:style-name="P79"/>
      <text:p text:style-name="P78">Stack class methods:</text:p>
      <text:p text:style-name="P80"><text:soft-page-break/><text:span text:style-name="T21"/></text:p>
      <text:p text:style-name="P78">push(Object o)</text:p>
      <text:p text:style-name="P79">Adds an Object into the stack</text:p>
      <text:p text:style-name="P81"><text:span text:style-name="T21"/></text:p>
      <text:p text:style-name="P78">pop()</text:p>
      <text:p text:style-name="P79">Remove and return top of the stack</text:p>
      <text:p text:style-name="P81"><text:span text:style-name="T21"/></text:p>
      <text:p text:style-name="P78">peek()</text:p>
      <text:p text:style-name="P79">Return top of the stack.</text:p>
      <text:p text:style-name="P81"><text:span text:style-name="T21"/></text:p>
      <text:p text:style-name="P78">Empty()</text:p>
      <text:p text:style-name="P79">Check if the stack is empty or not</text:p>
      <text:p text:style-name="P81"><text:span text:style-name="T21"/></text:p>
      <text:p text:style-name="P78">offset search(Object o)</text:p>
      <text:p text:style-name="P79">To search if the element is present in the stack or not. It returns offset. If the element is present it will return offset (position of element from top). If it is not present -1 is returned.</text:p>
      <text:p text:style-name="P79"/>
      <text:p text:style-name="P82">Three cursors in Java:</text:p>
      <text:p text:style-name="P83">1. Enumeration</text:p>
      <text:p text:style-name="P83">2. Iterator</text:p>
      <text:p text:style-name="P83">3. ListIterator</text:p>
      <text:p text:style-name="P83"/>
      <text:p text:style-name="P84">If we want to get the objects one by one from Collection, then we should go for cursors.</text:p>
      <text:p text:style-name="P85"/>
      <text:p text:style-name="P86">1. Enumeration:</text:p>
      <text:p text:style-name="P84">Introduced in 1.0v (for Legacy).</text:p>
      <text:p text:style-name="P84">We can use Enumeration to get the objects one by one from Collection Objects (Legacy Collections)</text:p>
      <text:p text:style-name="P84">We can create Enumeration Object by using elements() method of Vector <text:span text:style-name="T24">c</text:span>lass</text:p>
      <text:p text:style-name="P86">public Enumeration elements();</text:p>
      <text:p text:style-name="P86"/>
      <text:p text:style-name="P86">Enumeration e = v.elements(); // v is a vector</text:p>
      <text:p text:style-name="P84">Creates an Enumeration object.</text:p>
      <text:p text:style-name="P84"/>
      <text:p text:style-name="P86">Enumeration methods:</text:p>
      <text:p text:style-name="P86">public boolean hasMoreElements();</text:p>
      <text:p text:style-name="P87">Check if there are more elements present.</text:p>
      <text:p text:style-name="P87"/>
      <text:p text:style-name="P86">public Object nextElement();</text:p>
      <text:p text:style-name="P87">If there are more elements are there provides next element.</text:p>
      <text:p text:style-name="P87"/>
      <text:p text:style-name="P88">Limitations of Enumeration:</text:p>
      <text:p text:style-name="P89">Enumeration concept is only applicable for legacy classes, hence it is not a universal cursor.</text:p>
      <text:p text:style-name="P89">Using this cursor we can only get read access, we cant perform remove operation.</text:p>
      <text:p text:style-name="P89"/>
      <text:p text:style-name="P90">2. Iterator (I):</text:p>
      <text:p text:style-name="P91">Introduced in 1.<text:span text:style-name="T25">2</text:span>v</text:p>
      <text:p text:style-name="P92">We can use Iterator on any Collection. It is a universal cursor.</text:p>
      <text:p text:style-name="P92">We can perform read and remove operation using Iterator.</text:p>
      <text:p text:style-name="P92"/>
      <text:p text:style-name="P92">To get Iterator object we can use Iterator method present in Collection interface.</text:p>
      <text:p text:style-name="P92">Public Iterator iterator();</text:p>
      <text:p text:style-name="P92"><text:soft-page-break/></text:p>
      <text:p text:style-name="P92">Iterator itr = c.iterator();</text:p>
      <text:p text:style-name="P92"/>
      <text:p text:style-name="P90">Iterator methods:</text:p>
      <text:p text:style-name="P90">pubic boolean hasNext()</text:p>
      <text:p text:style-name="P93">Check if there are more elements present.</text:p>
      <text:p text:style-name="P93"/>
      <text:p text:style-name="P90">public Object next()</text:p>
      <text:p text:style-name="P93">If there are more elements are there provides next element.</text:p>
      <text:p text:style-name="P93"/>
      <text:p text:style-name="P90">pubic void remove()</text:p>
      <text:p text:style-name="P92">Remove the object from Collection.</text:p>
      <text:p text:style-name="P92"/>
      <text:p text:style-name="P90">Limitations:</text:p>
      <text:p text:style-name="P92">1. <text:span text:style-name="T26">It is only forward direction cursor.</text:span></text:p>
      <text:p text:style-name="P94">2. We cannot perform replace and addition of new Objects operations using Iterator.</text:p>
      <text:p text:style-name="P94"/>
      <text:p text:style-name="P95">3. ListIterator <text:span text:style-name="T27">(I)</text:span>:</text:p>
      <text:p text:style-name="P91">Introduced in 1.<text:span text:style-name="T25">2</text:span>v</text:p>
      <text:p text:style-name="P96">We can move either forward direction or backward direction, hence ListIterator is bidirectional.</text:p>
      <text:p text:style-name="P96">By using ListIterator we can perform replace operation and addition of new objects.</text:p>
      <text:p text:style-name="P97">ListIterator is the child interface of Iterator.</text:p>
      <text:p text:style-name="P97"/>
      <text:p text:style-name="P96">We can create ListIterator object using listIterator method present in List interface.</text:p>
      <text:p text:style-name="P95">Public ListIterator listIterator()</text:p>
      <text:p text:style-name="P96"/>
      <text:p text:style-name="P95">ListIterator ltr = l.listIterator(); //l is any list object</text:p>
      <text:p text:style-name="P96"/>
      <text:p text:style-name="P95">ListIterator methods:</text:p>
      <text:p text:style-name="P97">public boolean hasNext()</text:p>
      <text:p text:style-name="P97">public Object next()</text:p>
      <text:p text:style-name="P97">public int nextIndex()</text:p>
      <text:p text:style-name="P97"/>
      <text:p text:style-name="P97">public boolean hasPrevious()</text:p>
      <text:p text:style-name="P97">public Object previous()</text:p>
      <text:p text:style-name="P97">public int previousIndex()</text:p>
      <text:p text:style-name="P97"/>
      <text:p text:style-name="P97">public void remove()</text:p>
      <text:p text:style-name="P97">public void set(Object new)</text:p>
      <text:p text:style-name="P97">public void add(Object new)</text:p>
      <text:p text:style-name="P97"/>
      <text:p text:style-name="P98">Note: We are not creating interface objects, internally there are some implementation classes that return an object</text:p>
      <text:p text:style-name="P98"/>
      <text:p text:style-name="P98">Ex: Enumeration e = v.elements();</text:p>
      <text:p text:style-name="P98">inside vector class there is an element method in which there is an implementation class that return the object</text:p>
      <text:p text:style-name="P98">System.out.println(e.getClass().getName()) // this will print the corresponding class name of Vector class</text:p>
      <text:p text:style-name="P98">Vector$1</text:p>
      <text:p text:style-name="P98"/>
      <text:p text:style-name="P98"/>
      <text:p text:style-name="P99"><text:soft-page-break/>Set (I):</text:p>
      <text:p text:style-name="P99">It is introduced in 1.2v</text:p>
      <text:p text:style-name="P99">It is the child interface of Collection (I) interface.</text:p>
      <text:p text:style-name="P99">Duplicates are not allowed</text:p>
      <text:p text:style-name="P99">No insertion order</text:p>
      <text:p text:style-name="P99">Set interface does not have any new methods</text:p>
      <text:p text:style-name="P99"/>
      <text:p text:style-name="P100">Implementation classes of Set(I):</text:p>
      <text:p text:style-name="P99"/>
      <text:p text:style-name="P100">1. HashSet (C):</text:p>
      <text:p text:style-name="P99">Underlying data structure is Hash table.</text:p>
      <text:p text:style-name="P99">If we try to add a duplicate into the HashSet, we do not get any error. The add method will return boolean value – false.</text:p>
      <text:p text:style-name="P101">No insertion order is preserved.</text:p>
      <text:p text:style-name="P101"><text:span text:style-name="T28">A</text:span>ll objects will inserted based on hashCode <text:span text:style-name="T28">of objects</text:span>.</text:p>
      <text:p text:style-name="P99">Heterogeneous objects are allowed.</text:p>
      <text:p text:style-name="P102">Null insertion is possible</text:p>
      <text:p text:style-name="P102">Implements Serializable and Cloneable interfaces.</text:p>
      <text:p text:style-name="P102">If our frequent operation is Search operation, then HashSet is the best choice.</text:p>
      <text:p text:style-name="P102"/>
      <text:p text:style-name="P103">Constructors in HashSet class:</text:p>
      <text:p text:style-name="P103">1. HashSet h = new HashSet();</text:p>
      <text:p text:style-name="P104">Creates a new HashSet object.</text:p>
      <text:p text:style-name="P103">Default initial capacity is 16</text:p>
      <text:p text:style-name="P103">Default Fill Ratio: 0.75 (Load Factor)</text:p>
      <text:p text:style-name="P104">After filling 75% ratio a new HashSet Object is created.</text:p>
      <text:p text:style-name="P104"/>
      <text:p text:style-name="P104">2. HashSet h = new HashSet(int initialCapacity); </text:p>
      <text:p text:style-name="P104">Creates a new HashSet with specified initial capacity and with a Load Factor = 0.75</text:p>
      <text:p text:style-name="P104"/>
      <text:p text:style-name="P104">3. HashSet h = new HashSet(int initialCapacity, float loadFactor);</text:p>
      <text:p text:style-name="P104">Creates a new HashSet with specified initial capacity and Load Factor</text:p>
      <text:p text:style-name="P104"/>
      <text:p text:style-name="P104">4. <text:s/>HashSet h = new HashSet(Collection c);</text:p>
      <text:p text:style-name="P104">Create an equivalent HashSet object for the given Collection.</text:p>
      <text:p text:style-name="P104"/>
      <text:p text:style-name="P104">2. LinkedHashSet (C):</text:p>
      <text:p text:style-name="P104">It is introduced in 1.4v</text:p>
      <text:p text:style-name="P104">It is the child class of HashSet.</text:p>
      <text:p text:style-name="P104">Duplicates are not allowed.</text:p>
      <text:p text:style-name="P104">Insertion order is preserved.</text:p>
      <text:p text:style-name="P104">Underlying data structure is Hasht<text:span text:style-name="T29">a</text:span>ble + Linked list</text:p>
      <text:p text:style-name="P104"/>
      <text:p text:style-name="P105">LinkedHashSet <text:span text:style-name="T30">is the best choice to develop</text:span> Cache based applications.</text:p>
      <text:p text:style-name="P105"/>
      <text:p text:style-name="P106">3. SortedSet (I):</text:p>
      <text:p text:style-name="P106">It is the child interface of Set (I).</text:p>
      <text:p text:style-name="P106">If we want to represent a g<text:span text:style-name="T31">ro</text:span>up of individual objects, where duplicates are allowed and according to some sorting order then we need to use SortedSet (I).</text:p>
      <text:p text:style-name="P107">No Heterogenous objects.</text:p>
      <text:p text:style-name="P104"/>
      <text:p text:style-name="P106">SortedSet specific methods:</text:p>
      <text:p text:style-name="P106"><text:soft-page-break/></text:p>
      <text:p text:style-name="P108">first()</text:p>
      <text:p text:style-name="P108">Returns the first element in the SortedSet.</text:p>
      <text:p text:style-name="P108"/>
      <text:p text:style-name="P108">last()</text:p>
      <text:p text:style-name="P108">Returns the last element in the SortedSet.</text:p>
      <text:p text:style-name="P108"/>
      <text:p text:style-name="P108">headSet(Object obj)</text:p>
      <text:p text:style-name="P108">Returns the elements less than the specified element.</text:p>
      <text:p text:style-name="P108"/>
      <text:p text:style-name="P108">tallSet(Object obj)</text:p>
      <text:p text:style-name="P108">Returns the elements that are greater than the obj</text:p>
      <text:p text:style-name="P108"/>
      <text:p text:style-name="P109">SortedSet subSet(Object obj1, Object obj2)</text:p>
      <text:p text:style-name="P109">Returns the SortedSet whose elements are &gt;=obj1 and&lt;obj2</text:p>
      <text:p text:style-name="P109"/>
      <text:p text:style-name="P109">Comparator comparator()</text:p>
      <text:p text:style-name="P109">Returns the comparator object that describes the underlying sorting technique.</text:p>
      <text:p text:style-name="P109">If we are using default natural sorting order then we will get null</text:p>
      <text:p text:style-name="P109"/>
      <text:p text:style-name="P109">Default sorting order for numbers is ascending order and for String it is alphabetical order</text:p>
      <text:p text:style-name="P109"/>
      <text:p text:style-name="P109">Note: We can apply above methods only on SortedSet implemented class objects, that is on TreeSet object.</text:p>
      <text:p text:style-name="P109"/>
      <text:p text:style-name="P109"/>
      <text:p text:style-name="P110">1. TreeSet (C):</text:p>
      <text:p text:style-name="P110">Underlying data structure is balanced tree.</text:p>
      <text:p text:style-name="P110">Duplicates not allowed</text:p>
      <text:p text:style-name="P110">Insertion order is not preserved</text:p>
      <text:p text:style-name="P110">Objects are entered according to some sorting order.</text:p>
      <text:p text:style-name="P110">No heterogeneous objects are not allowed, runtime exception: class cast exception</text:p>
      <text:p text:style-name="P110">Null acceptance – only once</text:p>
      <text:p text:style-name="P110"/>
      <text:p text:style-name="P111">Constructors in TreeSet:</text:p>
      <text:p text:style-name="P110">1. TreeSet t = new TreeSet();</text:p>
      <text:p text:style-name="P110">Creates an empty TreeSet object where elements will be inserted according to default natural sorting order</text:p>
      <text:p text:style-name="P110"/>
      <text:p text:style-name="P112">2. <text:span text:style-name="T32">TreeSet t = new TreeSet(</text:span>Comparator c<text:span text:style-name="T32">);</text:span></text:p>
      <text:p text:style-name="P113">Creates an empty TreeSet object where elements will be inserted according <text:span text:style-name="T33">to customized sorting order.</text:span></text:p>
      <text:p text:style-name="P113"/>
      <text:p text:style-name="P112">3. <text:span text:style-name="T32">TreeSet t = new TreeSet(</text:span>Collection c<text:span text:style-name="T32">);</text:span></text:p>
      <text:p text:style-name="P112">Creates an equivalent TreeSet object for the given Collection.</text:p>
      <text:p text:style-name="P112"/>
      <text:p text:style-name="P112">4. <text:span text:style-name="T32">TreeSet t = new TreeSet(</text:span>SortedSet s<text:span text:style-name="T32">);</text:span></text:p>
      <text:p text:style-name="P112">Creates an equivalent TreeSet object for the given SortedSet object.</text:p>
      <text:p text:style-name="P112"/>
      <text:p text:style-name="P112">Note: Null Acceptance – For empty TreeSet null insertion is possible as a first element.</text:p>
      <text:p text:style-name="P112">After inserting null if we try to enter any other element we will get NullPointerException.</text:p>
      <text:p text:style-name="P112">We cannot enter null into a Non empty TreeSet, we will get <text:s/>NullPointerException.</text:p>
      <text:p text:style-name="P114"><text:soft-page-break/>If we are depending on natural sorting order the objects should be homogeneous and Comparable.</text:p>
      <text:p text:style-name="P114">StringBuffer class does not implement Comparable interface (java.lang.comparable) hence we cannot add StringBuffer objects using the constructor <text:span text:style-name="T32">TreeSet t = new TreeSet();</text:span></text:p>
      <text:p text:style-name="P114"/>
      <text:p text:style-name="P114">String and all Wrapper classes already implements comparable interface.</text:p>
      <text:p text:style-name="P114"/>
      <text:p text:style-name="P114">Comparable (I) interface:</text:p>
      <text:p text:style-name="P114">It is present in java.lang package.</text:p>
      <text:p text:style-name="P114">It has only one method</text:p>
      <text:p text:style-name="P114"/>
      <text:p text:style-name="P114">compareTo()</text:p>
      <text:p text:style-name="P114"/>
      <text:p text:style-name="P114">public int compareTo(Object obj)</text:p>
      <text:p text:style-name="P114"/>
      <text:p text:style-name="P114">Ex: obj1.compareTo(obj2)</text:p>
      <text:p text:style-name="P114">returns -ve if obj1 has to come before obj2</text:p>
      <text:p text:style-name="P114">returns +ve if obj1 has to come after obj2</text:p>
      <text:p text:style-name="P114">returns 0 if obj1 and obj2 are equal</text:p>
      <text:p text:style-name="P114"/>
      <text:p text:style-name="P115">If we are depending on natural sorting order then internally JVM will call compareTo() method while inserting objects to the TreeSet. Hence the objects must be comparable</text:p>
      <text:p text:style-name="P115"/>
      <text:p text:style-name="P116">Ex: obj1.compareTo(obj2)</text:p>
      <text:p text:style-name="P115">obj1 is the element which is being inserted, obj2 is the element which is already present</text:p>
      <text:p text:style-name="P115"/>
      <text:p text:style-name="P115">If we need customized sorting order then we need to use Comparator</text:p>
      <text:p text:style-name="P115"/>
      <text:p text:style-name="P117">Comparator <text:span text:style-name="T34">(I) </text:span><text:span text:style-name="T35">interface:</text:span></text:p>
      <text:p text:style-name="P118">Customized sorting order</text:p>
      <text:p text:style-name="P118">It is present java.util package</text:p>
      <text:p text:style-name="P118">compare() &amp; equals</text:p>
      <text:p text:style-name="P118"/>
      <text:p text:style-name="P118">public int compare(Object obj1, Object obj2)</text:p>
      <text:p text:style-name="P119">returns -ve if obj1 has to come before obj2</text:p>
      <text:p text:style-name="P119">returns +ve if obj1 has to come after obj2</text:p>
      <text:p text:style-name="P119">returns 0 if obj1 and obj2 are equal</text:p>
      <text:p text:style-name="P118"/>
      <text:p text:style-name="P118">public boolean equals()</text:p>
      <text:p text:style-name="P118"/>
      <text:p text:style-name="P118">when ever we are implementing comparator interface we need to provide implementation for compare() method</text:p>
      <text:p text:style-name="P118"/>
      <text:p text:style-name="P118">Implementing equals method is optional because it already available in every java class from object class through inheritance</text:p>
      <text:p text:style-name="P118"/>
      <text:p text:style-name="P120">TreeSet t = new TreeSet(new myComaparator())</text:p>
      <text:p text:style-name="P120"/>
      <text:p text:style-name="P120">using myComparator() implementation class we can write out own customization logic and use in TreeSet</text:p>
      <text:p text:style-name="P120"/>
      <text:p text:style-name="P120"/>
      <text:p text:style-name="P120"/>
      <text:p text:style-name="P121"><text:soft-page-break/>Map (I):</text:p>
      <text:p text:style-name="P121">If we want to represent a group of objects as key-value pairs we can use Map.</text:p>
      <text:p text:style-name="P121">Map is not child interface of Collection (I).</text:p>
      <text:p text:style-name="P121">Both keys and values are objects.</text:p>
      <text:p text:style-name="P121">Duplicate keys are not allowed, but values can be duplicated.</text:p>
      <text:p text:style-name="P121">Each key-value pair is called entry, hence Map is considered as a collection of entry objects</text:p>
      <text:p text:style-name="P121"/>
      <text:p text:style-name="P121">Map interface methods:</text:p>
      <text:p text:style-name="P122">1. put(Object key, Object value)</text:p>
      <text:p text:style-name="P122">To add one key value pair to the Map. If a duplicate key is entered then the old value will be replaced with new value.</text:p>
      <text:p text:style-name="P122"/>
      <text:p text:style-name="P122">2. putAll(Map m):</text:p>
      <text:p text:style-name="P122"/>
      <text:p text:style-name="P122">m.get(key);</text:p>
      <text:p text:style-name="P122">To get the corresponding value </text:p>
      <text:p text:style-name="P122"/>
      <text:p text:style-name="P122">m.remove(key);</text:p>
      <text:p text:style-name="P122">To remove key from the Map (also removes the value)</text:p>
      <text:p text:style-name="P122"/>
      <text:p text:style-name="P122">m.containsKey(key);</text:p>
      <text:p text:style-name="P122">To check if the key is available or not.</text:p>
      <text:p text:style-name="P122"/>
      <text:p text:style-name="P122">containsValue(value);</text:p>
      <text:p text:style-name="P122">To check if the value is available or not.</text:p>
      <text:p text:style-name="P122"/>
      <text:p text:style-name="P122">m.isEmpty()</text:p>
      <text:p text:style-name="P122">To chcek if the Map is empty or not</text:p>
      <text:p text:style-name="P122"/>
      <text:p text:style-name="P122">m.size()</text:p>
      <text:p text:style-name="P122">To get the size of the Map</text:p>
      <text:p text:style-name="P122"/>
      <text:p text:style-name="P123">Collection views of Map</text:p>
      <text:p text:style-name="P124"/>
      <text:p text:style-name="P124">Set keySet()</text:p>
      <text:p text:style-name="P124">To get all the keys from the Map</text:p>
      <text:p text:style-name="P124"/>
      <text:p text:style-name="P124">Collection values()</text:p>
      <text:p text:style-name="P124">To get all the values from the Map</text:p>
      <text:p text:style-name="P124"/>
      <text:p text:style-name="P124">Set entrySet()</text:p>
      <text:p text:style-name="P124">To get the set of key and values from the Map</text:p>
      <text:p text:style-name="P125">Set s = m.entrySet();</text:p>
      <text:p text:style-name="P124"/>
      <text:p text:style-name="P124">Entry (I):</text:p>
      <text:p text:style-name="P124">Without existing map object there is no chance of existing entry object, Hence entry interface is defined inside Map interface.</text:p>
      <text:p text:style-name="P124">Interface Map{</text:p>
      <text:p text:style-name="P124"><text:tab/>.</text:p>
      <text:p text:style-name="P124"><text:tab/>.</text:p>
      <text:p text:style-name="P124"><text:tab/>.</text:p>
      <text:p text:style-name="P124"><text:tab/>interface Entry{</text:p>
      <text:p text:style-name="P124"><text:soft-page-break/><text:tab/><text:tab/><text:tab/>Object getKey()</text:p>
      <text:p text:style-name="P124"><text:tab/><text:tab/><text:tab/>Object getValue()</text:p>
      <text:p text:style-name="P124"><text:tab/><text:tab/><text:tab/>Object setValue(Object newValue)</text:p>
      <text:p text:style-name="P124"><text:tab/>}</text:p>
      <text:p text:style-name="P124">}</text:p>
      <text:p text:style-name="P124"/>
      <text:p text:style-name="P124"/>
      <text:p text:style-name="P124">Implementation classes of Map (I):</text:p>
      <text:p text:style-name="P124"/>
      <text:p text:style-name="P124">1. HashMap (C):</text:p>
      <text:p text:style-name="P124">underlying data structure is Hash table</text:p>
      <text:p text:style-name="P124">inerstion order is <text:span text:style-name="T36">not </text:span>preserved, <text:span text:style-name="T36">inserted based on hash code of keys.</text:span></text:p>
      <text:p text:style-name="P126">Duplicate keys not allowed, but values are allowed</text:p>
      <text:p text:style-name="P126">heterogeneous allowed</text:p>
      <text:p text:style-name="P126">Null is allowed only once for keys, for values any number of times.</text:p>
      <text:p text:style-name="P126">Implements Serializable and Cloneable</text:p>
      <text:p text:style-name="P126">Best choice if our operation is search operation</text:p>
      <text:p text:style-name="P126"/>
      <text:p text:style-name="P125">Constructors in HashMap:</text:p>
      <text:p text:style-name="P125">1. HashMap m = new HashMap();</text:p>
      <text:p text:style-name="P125">Creates an empty HashMap object with default size 16 and default fill ratio 0.75</text:p>
      <text:p text:style-name="P125"/>
      <text:p text:style-name="P125">2. HashMap m = new HashMap(int initialCapacity);</text:p>
      <text:p text:style-name="P125">Creates an empty HashMap object with specified initial capacity and default fill ratio 0.75</text:p>
      <text:p text:style-name="P125"/>
      <text:p text:style-name="P127"><text:span text:style-name="T37">3. HashMap m = new HashMap(int initialCapacity, float fillRatio);</text:span></text:p>
      <text:p text:style-name="P125">Creates an empty HashMap object with specified initial capacity and specified fill ratio 0.75</text:p>
      <text:p text:style-name="P125"/>
      <text:p text:style-name="P127"><text:span text:style-name="T37">4. </text:span>HashMap m = new HashMap(<text:span text:style-name="T38">Map m</text:span>);</text:p>
      <text:p text:style-name="P128">Creates an equivalent HashMap object for the given Map object.</text:p>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8T09:26:08.339000000</meta:creation-date>
    <meta:generator>LibreOffice/24.8.5.2$Windows_X86_64 LibreOffice_project/fddf2685c70b461e7832239a0162a77216259f22</meta:generator>
    <dc:date>2025-03-17T17:42:36.070000000</dc:date>
    <meta:editing-duration>PT7H55M17S</meta:editing-duration>
    <meta:editing-cycles>36</meta:editing-cycles>
    <meta:document-statistic meta:table-count="1" meta:image-count="0" meta:object-count="0" meta:page-count="12" meta:paragraph-count="412" meta:word-count="2968" meta:character-count="18829" meta:non-whitespace-character-count="16250"/>
  </office:meta>
</office:document-meta>
</file>